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draw:stroke="none" svg:stroke-width="0.035cm" svg:stroke-color="#c0c0c0" draw:stroke-linejoin="miter" draw:fill="solid" draw:fill-color="#666666"/>
    </style:style>
    <style:style style:name="gr5" style:family="graphic" style:parent-style-name="standard">
      <style:graphic-properties draw:stroke="none" svg:stroke-color="#e6e6ff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width="0.035cm" draw:stroke-linejoin="miter" draw:fill="solid" draw:fill-color="#666666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width="0.035cm" draw:stroke-linejoin="miter" draw:fill="solid" draw:fill-color="#ffffff"/>
    </style:style>
    <style:style style:name="P1" style:family="paragraph">
      <style:paragraph-properties fo:line-height="100%" fo:text-align="center"/>
    </style:style>
    <style:style style:name="P2" style:family="paragraph">
      <style:paragraph-properties fo:line-height="100%" fo:text-align="center"/>
      <style:text-properties fo:font-family="'CMU Sans Serif Demi Condensed'" style:font-family-generic="swiss" style:font-pitch="variable" fo:font-size="96pt" style:font-size-asian="96pt" style:font-size-complex="96pt"/>
    </style:style>
    <style:style style:name="P3" style:family="paragraph">
      <style:paragraph-properties fo:text-align="center"/>
    </style:style>
    <style:style style:name="P4" style:family="paragraph">
      <style:paragraph-properties fo:line-height="100%"/>
    </style:style>
    <style:style style:name="P5" style:family="paragraph">
      <style:paragraph-properties fo:line-height="100%"/>
      <style:text-properties fo:color="#333333" fo:font-family="'Droid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666666" fo:font-family="'Droid Sans'" style:font-family-generic="swiss" style:font-pitch="variable" fo:font-size="8pt" style:font-size-asian="8pt" style:font-size-complex="8pt"/>
    </style:style>
    <style:style style:name="T1" style:family="text">
      <style:text-properties fo:font-family="'CMU Sans Serif Demi Condensed'" style:font-family-generic="swiss" style:font-pitch="variable" fo:font-size="96pt" style:font-size-asian="96pt" style:font-size-complex="96pt"/>
    </style:style>
    <style:style style:name="T2" style:family="text">
      <style:text-properties fo:color="#333333" fo:font-family="'Droid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666666" fo:font-family="'Droid Sans'" style:font-family-generic="swiss" style:font-pitch="variable" fo:font-size="8pt" fo:font-style="normal" style:font-size-asian="8pt" style:font-style-asian="normal" style:font-size-complex="8pt" style:font-style-complex="normal"/>
    </style:style>
    <style:style style:name="T4" style:family="text">
      <style:text-properties fo:color="#666666" fo:font-family="'Droid Sans'" style:font-family-generic="swiss" style:font-pitch="variable" fo:font-size="8pt" style:text-underline-style="solid" style:text-underline-width="auto" style:text-underline-color="font-color" style:font-size-asian="8pt" style:font-size-complex="8pt"/>
    </style:style>
    <style:style style:name="T5" style:family="text">
      <style:text-properties fo:color="#666666" fo:font-family="'Droid Sans'" style:font-family-generic="swiss" style:font-pitch="variable" fo:font-size="8pt" style:font-size-asian="8pt" style:font-size-complex="8pt"/>
    </style:style>
    <style:style style:name="T6" style:family="text">
      <style:text-properties fo:color="#666666" fo:font-family="'Droid Sans'" style:font-family-generic="swiss" style:font-pitch="variable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181cm" svg:height="14.478cm" svg:x="1cm" svg:y="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182cm" svg:height="7.239cm" svg:x="6.181cm" svg:y="1cm">
          <text:p text:style-name="P3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182cm" svg:height="14.478cm" svg:x="11.362cm" svg:y="1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182cm" svg:height="7.239cm" svg:x="16.544cm" svg:y="1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181cm" svg:height="14.478cm" svg:x="21.725cm" svg:y="1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182cm" svg:height="7.239cm" svg:x="6.181cm" svg:y="8.239cm">
          <text:p text:style-name="P3"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182cm" svg:height="7.239cm" svg:x="16.544cm" svg:y="8.239cm">
          <text:p text:style-name="P3">9</text:p>
          <draw:enhanced-geometry svg:viewBox="0 0 21600 21600" draw:type="rectangle" draw:enhanced-path="M 0 0 L 21600 0 21600 21600 0 21600 0 0 Z N"/>
        </draw:custom-shape>
        <draw:path draw:style-name="gr3" draw:layer="layout" svg:width="0cm" svg:height="0cm" svg:x="1.027cm" svg:y="0.567cm" svg:viewBox="0 0 0 0" svg:d="m0 0zm0 0zm0 0zm0 0zm0 0z">
          <text:p/>
        </draw:path>
        <draw:g>
          <draw:path draw:style-name="Icon" draw:layer="layout" svg:width="0.409cm" svg:height="0.761cm" svg:x="5.518cm" svg:y="14.462cm" svg:viewBox="0 0 410 762" svg:d="m345 492c206-344-144-492-144-492 90 77 122 341-43 344-117 3-97-127-84-154-13 19-102 181-65 344s259 228 259 228c-46-142 42-211 77-270z">
            <text:p/>
          </draw:path>
          <draw:path draw:style-name="Icon" draw:layer="layout" svg:width="0.215cm" svg:height="0.463cm" svg:x="5.809cm" svg:y="14.752cm" svg:viewBox="0 0 216 464" svg:d="m146 0c19 35-19 181-73 248-102 124-70 187-62 216 1-3 14-18 108-84 202-142 27-380 27-380z">
            <text:p/>
          </draw:path>
        </draw:g>
        <draw:path draw:style-name="gr3" draw:layer="layout" svg:width="0.001cm" svg:height="0.002cm" svg:x="4.955cm" svg:y="4.965cm" svg:viewBox="0 0 2 3" svg:d="m2 3c-2-1-2-2-2-3-1 3 2 3 2 3z">
          <text:p/>
        </draw:path>
        <draw:path draw:style-name="gr3" draw:layer="layout" svg:width="0.005cm" svg:height="0.007cm" svg:x="4.269cm" svg:y="3.322cm" svg:viewBox="0 0 6 8" svg:d="m0 8c3-5 6-8 6-8-3 2-5 4-6 8z">
          <text:p/>
        </draw:path>
        <draw:path draw:style-name="gr4" draw:layer="layout" svg:width="0.507cm" svg:height="0.761cm" svg:x="10.674cm" svg:y="7.254cm" svg:viewBox="0 0 508 762" svg:d="m215 59v21h88v-33h25c0-21 21-47 52-47 29 0 56 24 56 60 0 18-9 33-18 38 34 13 79 57 87 83 13 26-21 47-38 22-18-26-37-57-95-72v26c24 5 89 45 89 123v452c0 11-5 30-26 30h-192c-22 0-27-19-27-30v-452c0-78 63-118 87-123v-31h-88v19l-215 34v-153zm381 57c13 0 24-12 25-26-1-14-12-26-25-26-14 0-25 12-25 26s11 26 25 26z">
          <text:p/>
        </draw:path>
        <draw:frame draw:style-name="Label" draw:layer="layout" svg:width="2.132cm" svg:height="0.747cm" svg:x="1cm" svg:y="1.006cm">
          <draw:text-box>
            <text:p>Problem</text:p>
          </draw:text-box>
        </draw:frame>
        <draw:frame draw:style-name="Label" draw:layer="layout" svg:width="2.077cm" svg:height="0.747cm" svg:x="6.234cm" svg:y="1.054cm">
          <draw:text-box>
            <text:p>Solution</text:p>
          </draw:text-box>
        </draw:frame>
        <draw:frame draw:style-name="Label" draw:layer="layout" svg:width="1.285cm" svg:height="0.747cm" svg:x="11.414cm" svg:y="1.054cm">
          <draw:text-box>
            <text:p>UVP</text:p>
          </draw:text-box>
        </draw:frame>
        <draw:path draw:style-name="gr4" draw:layer="layout" svg:width="0.659cm" svg:height="0.761cm" svg:x="15.651cm" svg:y="14.462cm" svg:viewBox="0 0 660 762" svg:d="m276 383 29 45h55l26-45-27-47h-55zm-6 405v-101l-55 32-28-16v-36l82-47v-66l-60 38v-70l-57 34v95l-31 19-26-17v-64l-86 49-37-15v-41l90-50-56-29v-36l32-18 81 48 57-33-2-1-57-34 56-35-57-33-81 49-30-16v-36l55-32-88-48v-41l34-17 86 50v-64l26-18 32 19v97l58 33v-68l61 33v-66l-82-47v-36l28-16 55 32v-101l32-21 32 21v101l57-33 29 20v31l-85 49v66l58-36v72l60-33v-104l28-13 31 13v67l89-49 31 19v38l-87 50 54 31v35l-28 16-83-50-58 38 56 35-58 34 60 31 83-47 27 19v34l-52 30 83 50v40l-35 16-82-47v63l-30 16-28-16v-95l-61-36v67l-58-36v66l82 47v37l-28 15-55-32v101l-32 21z">
          <text:p/>
        </draw:path>
        <draw:custom-shape draw:style-name="gr2" draw:text-style-name="P3" draw:layer="layout" svg:width="12.958cm" svg:height="4.572cm" svg:x="1cm" svg:y="15.441cm">
          <text:p text:style-name="P3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2.94cm" svg:height="4.572cm" svg:x="13.968cm" svg:y="15.441cm">
          <text:p text:style-name="P3">6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Label" draw:layer="layout" svg:width="3.804cm" svg:height="0.747cm" svg:x="16.544cm" svg:y="1.054cm">
          <draw:text-box>
            <text:p>Unfair Advantage</text:p>
          </draw:text-box>
        </draw:frame>
        <draw:frame draw:style-name="Label" draw:layer="layout" svg:width="4.337cm" svg:height="0.747cm" svg:x="21.732cm" svg:y="1.054cm">
          <draw:text-box>
            <text:p>Customer Segments</text:p>
          </draw:text-box>
        </draw:frame>
        <draw:frame draw:style-name="Label" draw:layer="layout" svg:width="2.699cm" svg:height="0.747cm" svg:x="6.251cm" svg:y="8.239cm">
          <draw:text-box>
            <text:p>Key Metrics</text:p>
          </draw:text-box>
        </draw:frame>
        <draw:frame draw:style-name="Label" draw:layer="layout" svg:width="2.259cm" svg:height="0.747cm" svg:x="16.544cm" svg:y="8.239cm">
          <draw:text-box>
            <text:p>Channels</text:p>
          </draw:text-box>
        </draw:frame>
        <draw:frame draw:style-name="gr5" draw:text-style-name="P5" draw:layer="layout" svg:width="3.216cm" svg:height="0.747cm" svg:x="1cm" svg:y="15.478cm">
          <draw:text-box>
            <text:p text:style-name="P4"><text:span text:style-name="T2">Cost Structure</text:span></text:p>
          </draw:text-box>
        </draw:frame>
        <draw:frame draw:style-name="Label" draw:layer="layout" svg:width="3.808cm" svg:height="0.747cm" svg:x="13.968cm" svg:y="15.441cm">
          <draw:text-box>
            <text:p>Revenue Streams</text:p>
          </draw:text-box>
        </draw:frame>
        <draw:g>
          <draw:path draw:style-name="gr6" draw:layer="layout" svg:width="0.126cm" svg:height="0.125cm" svg:x="26.078cm" svg:y="14.462cm" svg:viewBox="0 0 127 126" svg:d="m64 126c35 0 63-28 63-63s-28-63-63-63-64 28-64 63 29 63 64 63z">
            <text:p/>
          </draw:path>
          <draw:path draw:style-name="gr4" draw:layer="layout" svg:width="0.388cm" svg:height="0.209cm" svg:x="25.975cm" svg:y="14.602cm" svg:viewBox="0 0 389 210" svg:d="m0 210h56l33-123h14l-33 123h198l-36-123h15l19 60c8 25 31 31 48 9l69-81c21-28-18-57-40-33l-40 48c0 1-8-26-8-26-9-32-40-64-86-64h-87c-41 0-74 36-81 58z">
            <text:p/>
          </draw:path>
          <draw:polygon draw:style-name="gr6" draw:layer="layout" svg:width="0.056cm" svg:height="0.125cm" svg:x="26.338cm" svg:y="14.52cm" svg:viewBox="0 0 57 126" draw:points="57,126 57,0 0,0 0,126">
            <text:p/>
          </draw:polygon>
          <draw:path draw:style-name="gr6" draw:layer="layout" svg:width="0.126cm" svg:height="0.125cm" svg:x="26.524cm" svg:y="14.463cm" svg:viewBox="0 0 127 126" svg:d="m64 126c35 0 63-28 63-63s-28-63-63-63-64 28-64 63 29 63 64 63z">
            <text:p/>
          </draw:path>
          <draw:path draw:style-name="gr6" draw:layer="layout" svg:width="0.38cm" svg:height="0.621cm" svg:x="26.334cm" svg:y="14.602cm" svg:viewBox="0 0 381 622" svg:d="m334 581v-347h47v-190c0-25-23-44-55-44h-149c-30 0-37 10-45 17l-125 148c-25 31 20 67 46 39l119-141v519c0 53 74 54 74 2v-295h14v293c1 52 74 53 74-1z">
            <text:p/>
          </draw:path>
          <draw:polygon draw:style-name="gr6" draw:layer="layout" svg:width="0.812cm" svg:height="0.071cm" svg:x="25.938cm" svg:y="14.826cm" svg:viewBox="0 0 813 72" draw:points="813,72 813,0 0,0 0,72">
            <text:p/>
          </draw:polygon>
        </draw:g>
        <draw:path draw:style-name="gr4" draw:layer="layout" svg:width="0.761cm" svg:height="0.761cm" svg:x="10.444cm" svg:y="14.462cm" svg:viewBox="0 0 762 762" svg:d="m296 460 43 43 76 9 12 75 78 12 7 77 80 11 9 75 152-11 9-152-301-297c0 0 47-128-63-236s-260-66-330 3c-65 65-109 220-8 321 118 116 236 70 236 70zm432 153-2 44-307-304 23-23zm-331-219c47-46 109-59 140-29s16 91-30 137-110 60-140 30-16-92 30-138z">
          <text:p/>
        </draw:path>
        <draw:path draw:style-name="gr4" draw:layer="layout" svg:width="0.659cm" svg:height="0.761cm" svg:x="20.985cm" svg:y="14.462cm" svg:viewBox="0 0 660 762" svg:d="m218 0c5 0 10 0 15 0-2 15-4 31-6 48 17 0 34 0 52 0 17 0 34 0 51 0s34 0 51 0 34 0 51 0c-2-17-3-33-5-48 5 0 9 0 14 0 2 15 4 31 6 48 3 18 6 38 8 59 3 19 6 40 8 61 4 24 7 50 11 77 3 26 7 53 11 81 4 33 8 68 13 105 5 35 10 73 15 112 7 47 13 97 20 151 3 21 6 44 10 68-9 0-19 0-28 0-2-24-5-47-7-68-30 0-60 0-89 0s-60 0-89 0-60 0-89 0-59 0-89 0c-3 21-5 44-8 68-9 0-18 0-27 0 3-24 6-47 9-68 7-54 14-104 20-151 5-39 10-77 15-112 5-37 10-72 14-105 4-28 8-55 11-81 4-27 7-53 10-77 3-21 6-42 8-61 3-21 6-41 8-59 2-17 5-33 6-48zm-13 0c-5 0-10 0-14 0-3 15-6 31-8 48-15 0-29 0-44 0-3 18-8 38-12 59 15 0 30 0 46 0-3 19-7 40-10 61-17 0-33 0-50 0-5 24-10 50-16 77 17 0 35 0 53 0-5 26-9 53-14 81-19 0-38 0-57 0-7 33-14 68-22 105 20 0 41 0 62 0-6 35-12 73-19 112-23 0-45 0-68 0-10 47-20 97-32 151 25 0 50 0 75 0-4 21-8 44-11 68 8 0 17 0 27 0 3-24 6-47 10-68 8-54 15-104 22-151 6-39 12-77 17-112 6-37 11-72 16-105 4-28 8-55 12-81 4-27 8-53 12-77 3-21 6-42 9-61 3-21 6-41 9-59 2-17 4-33 7-48zm264 0c-5 0-10 0-14 0 2 15 4 31 7 48 3 18 6 38 9 59 3 19 6 40 9 61 4 24 8 50 12 77 3 26 7 53 12 81 5 33 10 68 15 105 6 35 11 73 17 112 7 47 15 97 23 151 3 21 7 44 10 68 9 0 18 0 27 0-4-24-8-47-11-68 25 0 50 0 75 0-12-54-23-104-33-151-22 0-45 0-67 0-7-39-13-77-19-112 20 0 41 0 62 0-8-37-16-72-23-105-19 0-38 0-57 0-4-28-9-55-13-81 18 0 35 0 53 0-6-27-11-53-17-77-16 0-33 0-49 0-4-21-7-42-10-61 15 0 31 0 46 0-4-21-9-41-13-59-14 0-29 0-43 0-3-17-5-33-8-48zm-139 107c-18 0-37 0-55 0s-36 0-55 0c-2 19-4 40-7 61 20 0 39 0 58 0s39 0 59 0 39 0 58 0 39 0 58 0c-2-21-4-42-7-61-18 0-36 0-55 0s-36 0-54 0zm0 138c-21 0-42 0-63 0s-42 0-63 0c-3 26-6 53-9 81 22 0 45 0 67 0 23 0 45 0 68 0s45 0 67 0 45 0 68 0c-3-28-7-55-10-81-21 0-42 0-62 0-21 0-42 0-63 0zm0 186c-25 0-49 0-74 0-24 0-49 0-73 0-4 35-9 73-14 112 27 0 54 0 81 0 26 0 53 0 80 0s53 0 80 0 53 0 80 0c-5-39-9-77-13-112-25 0-49 0-74 0-24 0-49 0-73 0z">
          <text:p/>
        </draw:path>
        <draw:path draw:style-name="gr6" draw:layer="layout" svg:width="0.431cm" svg:height="0.661cm" svg:x="21.112cm" svg:y="7.354cm" svg:viewBox="0 0 432 662" svg:d="m324 0v95h-54v-95h-108v95h-54v-95h-108v95 94l54 47v284l-54 47v95h432v-95l-54-47v-284l54-47v-94-95zm-162 520h-108v-142c0-26 24-47 54-47s54 21 54 47z">
          <text:p/>
        </draw:path>
        <draw:g>
          <draw:path draw:style-name="gr6" draw:layer="layout" svg:width="0.015cm" svg:height="0.022cm" svg:x="26.49cm" svg:y="19.276cm" svg:viewBox="0 0 16 23" svg:d="m0 0v23c10-1 16-7 16-12 0-6-7-10-16-11z">
            <text:p/>
          </draw:path>
          <draw:path draw:style-name="gr6" draw:layer="layout" svg:width="0.011cm" svg:height="0.02cm" svg:x="26.457cm" svg:y="19.228cm" svg:viewBox="0 0 12 21" svg:d="m0 11c0 4 3 8 12 10v-21c-6 1-12 6-12 11z">
            <text:p/>
          </draw:path>
          <draw:path draw:style-name="gr6" draw:layer="layout" svg:width="0.238cm" svg:height="0.242cm" svg:x="26.361cm" svg:y="19.142cm" svg:viewBox="0 0 239 243" svg:d="m119 0c-66 0-119 54-119 121s53 122 119 122 120-55 120-122-54-121-120-121zm10 178v14h-20v-14c-23-3-37-24-37-39h22c0 7 5 15 15 17v-26c-5-1-8-2-13-4-13-3-22-15-22-29s14-30 34-33v-13h21v13c23 3 36 20 36 37h-21c0-8-6-14-15-15v25c6 1 6 1 12 2 21 6 25 20 25 32 0 18-14 30-37 33z">
            <text:p/>
          </draw:path>
          <draw:path draw:style-name="gr6" draw:layer="layout" svg:width="0.659cm" svg:height="0.543cm" svg:x="26.065cm" svg:y="19.36cm" svg:viewBox="0 0 660 544" svg:d="m458 72c0 0-143-16-210 20 0 0-6-34-14-46-9-12-28-30-30-46 0 0 0 22-11 36-12 14-9 34-9 34 0 0-37-9-67 28s-20 39-38 44-60 0-60 0c0 0-19 29-19 55 0 27 15 49 15 49h39c0 0 14 52 86 52 0 0 4 66 26 104 23 39 38 131 38 141 0 11 34-88 34-88 0 0 51 31 140 31s138-24 138-24l32 82 37-90c0 0 75-23 75-177s-107-198-202-205zm40 76c0 0-32-13-91-13s-95 19-95 19l-15-38c0 0 56-18 116-18s103 18 103 18z">
            <text:p/>
          </draw:path>
        </draw:g>
        <draw:path draw:style-name="gr6" draw:layer="layout" svg:width="0.736cm" svg:height="0.761cm" svg:x="12.963cm" svg:y="19.142cm" svg:viewBox="0 0 737 762" svg:d="m537 119-89-119-311 224h125zm358 0-35-96-266 96zm320-12h51c14 0 24 12 24 26v163l22-12v-163c0-15-20-37-35-37h-71l8 22zm76 377v133c13-1 23-13 23-27v-118zm-688-364h3 64l33-23h-76v0c-56 0-73 0-73 71v475c0 14 15 27 29 27h637c15 0 30-12 30-27l-1-127-3 2h-58c-52 0-94-42-94-94s42-93 94-93h58l3-2v-159c0-14-14-26-29-26h-593c-2 0-4 0-6-1h-15c-6 0-11-5-11-12 0-5 3-9 8-11zm643 234h-58c-39 0-70 32-70 70s31 71 70 71h58l45-37-1-140zm-137 106c0-19 16-35 35-35s35 16 35 35-16 35-35 35-35-15-35-35z">
          <text:p/>
        </draw:path>
        <draw:frame draw:style-name="gr7" draw:text-style-name="P7" draw:layer="layout" svg:width="24.031cm" svg:height="0.581cm" svg:x="1.054cm" svg:y="20.009cm">
          <draw:text-box>
            <text:p text:style-name="P6"><text:span text:style-name="T3">Rod's Lean Canvas Template - &lt;</text:span><text:span text:style-name="T4"><text:a xlink:href="https://github.com/rodw/paper-forms/lean-canvas/">https://github.com/rodw/paper-forms/lean-canvas/</text:a></text:span><text:span text:style-name="T5">&gt; -</text:span><text:span text:style-name="T6"> </text:span><text:span text:style-name="T5">Licensed under the Creative Commons Attribution-Share Alike 3.0 Unported License (CC BY-SA 3.0).</text:span></text:p>
          </draw:text-box>
        </draw:frame>
        <draw:path draw:style-name="gr8" draw:layer="layout" svg:width="0.461cm" svg:height="0.461cm" svg:x="29.748cm" svg:y="19.593cm" svg:viewBox="0 0 462 462" svg:d="m462 231c0 127-104 231-231 231s-231-104-231-231 103-231 231-231 231 103 231 231z">
          <text:p/>
        </draw:path>
        <draw:path draw:style-name="gr6" draw:layer="layout" svg:width="0.507cm" svg:height="0.507cm" svg:x="26.332cm" svg:y="20.049cm" svg:viewBox="0 0 508 508" svg:d="m253 0c71 0 132 25 181 74s74 109 74 180-25 130-73 178c-51 51-111 76-182 76-68 0-128-25-178-75s-75-110-75-179 25-129 75-180c49-49 109-74 178-74zm1 46c-57 0-106 20-146 61-41 42-62 91-62 147s20 105 61 146 90 61 147 61 106-20 148-62c40-38 60-87 60-145s-20-107-61-147c-40-41-89-61-147-61zm-113 172c5-31 17-55 38-72s45-26 74-26c39 0 71 13 95 39 23 25 35 58 35 98 0 39-12 72-37 98s-56 39-95 39c-29 0-53-9-74-26-21-18-34-42-38-74h64c2 31 20 46 56 46 18 0 32-7 43-23 11-15 16-36 16-61 0-27-5-48-15-62s-24-21-43-21c-34 0-53 15-57 45h19l-51 50-50-50z">
          <text:p/>
        </draw:path>
        <draw:path draw:style-name="gr8" draw:layer="layout" svg:width="0.457cm" svg:height="0.457cm" svg:x="0.028cm" svg:y="0.026cm" svg:viewBox="0 0 458 458" svg:d="m458 229c0 126-103 229-229 229s-229-103-229-229 102-229 229-229 229 102 229 229z">
          <text:p/>
        </draw:path>
        <draw:path draw:style-name="gr6" draw:layer="layout" svg:width="0.507cm" svg:height="0.507cm" svg:x="25.116cm" svg:y="20.049cm" svg:viewBox="0 0 508 508" svg:d="m253 0c71 0 132 25 182 74 24 24 42 51 54 82s19 63 19 98-7 67-19 97-30 58-54 81c-25 25-53 43-84 56s-64 20-98 20-65-7-96-20c-31-12-58-31-82-55s-43-52-56-83-19-62-19-96 7-66 19-97 32-59 56-83c49-49 108-74 178-74zm1 46c-58 0-106 20-146 61-20 20-35 43-46 68s-16 51-16 79c0 27 5 53 16 79 11 25 26 47 46 67s42 35 67 45c26 11 52 16 79 16 28 0 54-5 79-16 26-10 49-26 70-46 39-38 59-87 59-145 0-28-5-55-15-80-11-25-26-47-45-67-41-41-90-61-148-61zm-3 166-34 17c-4-7-8-12-13-15-5-4-10-5-15-5-23 0-34 15-34 45 0 13 3 24 9 32 5 9 14 13 25 13 15 0 25-8 31-22l32 16c-7 12-16 22-28 29s-25 11-39 11c-23 0-41-7-55-21s-21-33-21-58c0-24 7-44 21-58s32-21 54-21c31 0 53 12 67 37zm147 0-34 17c-4-7-8-12-13-15-6-4-11-5-15-5-23 0-35 15-35 45 0 13 3 24 9 32s14 13 26 13c14 0 25-8 31-22l31 16c-6 12-16 22-28 29s-24 11-38 11c-23 0-41-7-55-21s-21-33-21-58c0-24 7-44 21-58s32-21 53-21c32 0 54 12 68 37z">
          <text:p/>
        </draw:path>
        <draw:path draw:style-name="gr8" draw:layer="layout" svg:width="0.448cm" svg:height="0.448cm" svg:x="29.479cm" svg:y="19.574cm" svg:viewBox="0 0 449 449" svg:d="m449 224c0 124-101 225-225 225s-224-101-224-225 101-224 224-224 225 101 225 224z">
          <text:p/>
        </draw:path>
        <draw:path draw:style-name="gr6" draw:layer="layout" svg:width="0.507cm" svg:height="0.507cm" svg:x="25.724cm" svg:y="20.049cm" svg:viewBox="0 0 508 508" svg:d="m253 0c72 0 132 25 181 74s74 109 74 180-25 131-73 178c-51 51-112 76-182 76-68 0-128-25-178-75s-75-110-75-179 25-130 75-180c49-49 108-74 178-74zm1 46c-57 0-106 20-146 61-41 42-62 91-62 147s20 105 61 146 90 61 147 61 106-20 148-62c40-38 60-86 60-145 0-58-20-107-61-147s-89-61-147-61zm68 145v104h-29v123h-78v-123h-29v-104c0-5 1-9 4-12s7-4 12-4h104c4 0 8 1 11 4s5 7 5 12zm-103-66c0-23 11-35 35-35s35 12 35 35c0 24-12 36-35 36s-35-12-35-36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textarea-horizontal-align="left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e6e6e6" style:text-outline="false" style:text-line-through-style="none" style:text-position="0% 100%" fo:font-family="'CMU Sans Serif Demi Condensed'" style:font-family-generic="swiss" style:font-pitch="variable" fo:font-size="9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96pt" style:language-asian="zh" style:country-asian="CN" style:font-style-asian="normal" style:font-weight-asian="normal" style:font-family-complex="'DejaVu Sans'" style:font-family-generic-complex="system" style:font-pitch-complex="variable" style:font-size-complex="9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abel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Labe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666666" style:text-outline="false" style:text-line-through-style="none" style:text-position="0% 100%" fo:font-family="'Droid Sans'" style:font-family-generic="swiss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2pt" style:language-asian="zh" style:country-asian="CN" style:font-style-asian="normal" style:font-weight-asian="normal" style:font-family-complex="'DejaVu Sans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Icon" style:family="graphic" style:parent-style-name="standard">
      <style:graphic-properties draw:stroke="none" draw:stroke-dash="Dash_20_2" svg:stroke-width="0.035cm" svg:stroke-color="#c0c0c0" draw:marker-start-width="0.3cm" draw:marker-start-center="false" draw:marker-end-width="0.3cm" draw:marker-end-center="false" svg:stroke-opacity="100%" draw:stroke-linejoin="miter" draw:fill="solid" draw:fill-color="#666666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Icon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666666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DejaVu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Number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7.443cm" fo:min-width="3.643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Numbe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6e6e6" style:text-outline="false" style:text-line-through-style="none" style:text-position="0% 100%" fo:font-family="'CMU Sans Serif Demi Condensed'" style:font-family-generic="swiss" style:font-pitch="variable" fo:font-size="9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96pt" style:language-asian="zh" style:country-asian="CN" style:font-style-asian="normal" style:font-weight-asian="normal" style:font-family-complex="'DejaVu Sans'" style:font-family-generic-complex="system" style:font-pitch-complex="variable" style:font-size-complex="9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7-08T23:58:21</meta:creation-date>
    <dc:date>2012-07-09T14:41:53</dc:date>
    <meta:editing-duration>PT12H43M14S</meta:editing-duration>
    <meta:editing-cycles>17</meta:editing-cycles>
    <meta:generator>OpenOffice.org/3.2$Unix OpenOffice.org_project/320m19$Build-9505</meta:generator>
    <meta:document-statistic meta:object-count="49"/>
  </office:meta>
</office:document-meta>
</file>